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DONE"/>
        <table:table-column table:style-name="co2" table:default-cell-style-name="DONE"/>
        <table:table-column table:style-name="co3" table:default-cell-style-name="ce4"/>
        <table:table-column table:style-name="co4" table:default-cell-style-name="DONE"/>
        <table:table-column table:style-name="co5" table:default-cell-style-name="DONE"/>
        <table:table-row table:style-name="ro1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  <table:table-cell table:style-name="Default" office:value-type="string" calcext:value-type="string">
            <text:p>Target version</text:p>
          </table:table-cell>
        </table:table-row>
        <table:table-row table:style-name="ro1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xisLabel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ilogplo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p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un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calculateQ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alc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lculate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NOT_20_NEEDED" office:value-type="string" calcext:value-type="string">
            <text:p>clans5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table:style-name="NOT_20_NEEDED" office:value-type="string" calcext:value-type="string">
            <text:p>clans6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ela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designHBF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designHBF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design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designLCBP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designLCB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ocument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clans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clansObj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dsdemo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4fig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5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demo8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example1.m</text:p>
          </table:table-cell>
          <table:table-cell table:style-name="Default" office:value-type="string" calcext:value-type="string">
            <text:p>M-file</text:p>
          </table:table-cell>
          <table:table-cell table:style-name="ce5" office:value-type="string" calcext:value-type="string">
            <text:p>x</text:p>
          </table:table-cell>
          <table:table-cell table:style-name="Default" office:value-type="string" calcext:value-type="string">
            <text:p>example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example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example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dsexample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  <table:table-cell table:style-name="Default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s_f1f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_fre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_han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_optzero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_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s_synNTFobj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table:style-name="Default" office:value-type="string" calcext:value-type="string">
            <text:p>ESLsele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evalMixed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valRPol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val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valTF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exampl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igureMagic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findPattern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table:style-name="NOT_20_NEEDED" office:value-type="string" calcext:value-type="string">
            <text:p>flattenStruct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table:style-name="NOT_20_NEEDED" office:value-type="string" calcext:value-type="string">
            <text:p>flattenStruct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fresp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mpL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inf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1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LCObj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LCObj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LCopt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LC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LCplot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ollipo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pCto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pQto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od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od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abs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adb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adl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ad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ad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artition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eak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otExample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ot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ot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plotUsage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predict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  <table:table-cell table:style-name="NOT_20_NEEDED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uls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alizeNTF_c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al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real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rmsGai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m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select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table:style-name="Default" office:value-type="string" calcext:value-type="string">
            <text:p>simulateDSM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  <table:table-cell table:style-name="Default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mulateDS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simulateESL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table:style-name="Default" office:value-type="string" calcext:value-type="string">
            <text:p>simulate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3" calcext:value-type="float">
            <text:p>0.3</text:p>
          </table:table-cell>
        </table:table-row>
        <table:table-row table:style-name="ro1">
          <table:table-cell table:style-name="Default" office:value-type="string" calcext:value-type="string">
            <text:p>simulat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4" calcext:value-type="float">
            <text:p>0.4</text:p>
          </table:table-cell>
        </table:table-row>
        <table:table-row table:style-name="ro1">
          <table:table-cell table:style-name="Default" office:value-type="string" calcext:value-type="string">
            <text:p>simulateQDS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table:style-name="Default" office:value-type="string" calcext:value-type="string">
            <text:p>simulate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table:style-name="Default" office:value-type="string" calcext:value-type="string">
            <text:p>simulateQSNR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im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nc_decimat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Iunit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tuff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ynthesizeChebyshev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ynthesizeNT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ynthesizeNT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ynthes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synthes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  <table:table-cell table:style-name="Default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thermomete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un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un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un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zinc.m</text:p>
          </table:table-cell>
          <table:table-cell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MPLETED</text:p>
          </table:table-cell>
          <table:table-cell table:style-name="Default" table:formula="of:=+ROUND(COUNTIF([.C2:.C125]; &quot;=x&quot;)/COUNTIF([.B2:.B125]; &quot;=M-file&quot;)*100; 2)" office:value-type="float" office:value="69.23" calcext:value-type="float">
            <text:p>69.23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</table:table>
      <table:table table:name="Sheet1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 style:data-style-name="N2" text:time-value="0000-00-00T00:00:02.089683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2-15T20:37:30.543596574</dc:date>
    <meta:editing-duration>P7DT8H31M18S</meta:editing-duration>
    <meta:editing-cycles>29</meta:editing-cycles>
    <meta:generator>LibreOffice/4.1.3.2$Linux_x86 LibreOffice_project/410m0$Build-2</meta:generator>
    <dc:creator>Giuseppe </dc:creator>
    <meta:document-statistic meta:table-count="4" meta:cell-count="486" meta:object-count="0"/>
  </office:meta>
</office:document-meta>
</file>